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0.13mm" svg:height="90.04mm" svg:x="96.57mm" svg:y="5.58mm">
            <draw:object draw:notify-on-update-of-ranges="Hoja1.B1:Hoja1.B1 Hoja1.B2:Hoja1.B1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3mm" svg:height="90.04mm" svg:x="98.51mm" svg:y="107.04mm">
            <draw:object draw:notify-on-update-of-ranges="Hoja1.B1:Hoja1.B1 Hoja1.B2:Hoja1.B1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valuaciones</text:p>
          </table:table-cell>
          <table:table-cell office:value-type="string" calcext:value-type="string">
            <text:p>Temperatur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575" calcext:value-type="float">
            <text:p>4657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384.6" calcext:value-type="float">
            <text:p>43384,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412.8" calcext:value-type="float">
            <text:p>40412,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644.5" calcext:value-type="float">
            <text:p>37644,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065.8" calcext:value-type="float">
            <text:p>35065,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663.8" calcext:value-type="float">
            <text:p>32663,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426.4" calcext:value-type="float">
            <text:p>30426,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342.2" calcext:value-type="float">
            <text:p>28342,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400.7" calcext:value-type="float">
            <text:p>26400,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592.3" calcext:value-type="float">
            <text:p>24592,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907.7" calcext:value-type="float">
            <text:p>22907,7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338.5" calcext:value-type="float">
            <text:p>21338,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876.8" calcext:value-type="float">
            <text:p>19876,8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515.3" calcext:value-type="float">
            <text:p>18515,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247" calcext:value-type="float">
            <text:p>1724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065.6" calcext:value-type="float">
            <text:p>16065,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965.1" calcext:value-type="float">
            <text:p>14965,1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940" calcext:value-type="float">
            <text:p>13940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985.1" calcext:value-type="float">
            <text:p>12985,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095.6" calcext:value-type="float">
            <text:p>12095,6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267" calcext:value-type="float">
            <text:p>112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495.3" calcext:value-type="float">
            <text:p>10495,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776.33" calcext:value-type="float">
            <text:p>9776,3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106.65" calcext:value-type="float">
            <text:p>9106,6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482.84" calcext:value-type="float">
            <text:p>8482,84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901.77" calcext:value-type="float">
            <text:p>7901,7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360.5" calcext:value-type="float">
            <text:p>7360,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856.3" calcext:value-type="float">
            <text:p>6856,3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386.65" calcext:value-type="float">
            <text:p>6386,6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49.16" calcext:value-type="float">
            <text:p>5949,16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541.64" calcext:value-type="float">
            <text:p>5541,64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162.04" calcext:value-type="float">
            <text:p>5162,04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808.44" calcext:value-type="float">
            <text:p>4808,44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479.06" calcext:value-type="float">
            <text:p>4479,06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172.25" calcext:value-type="float">
            <text:p>4172,2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886.45" calcext:value-type="float">
            <text:p>3886,45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620.23" calcext:value-type="float">
            <text:p>3620,23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372.24" calcext:value-type="float">
            <text:p>3372,24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141.24" calcext:value-type="float">
            <text:p>3141,2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926.07" calcext:value-type="float">
            <text:p>2926,0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725.63" calcext:value-type="float">
            <text:p>2725,6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38.93" calcext:value-type="float">
            <text:p>2538,9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365.01" calcext:value-type="float">
            <text:p>2365,01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03.01" calcext:value-type="float">
            <text:p>2203,01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52.1" calcext:value-type="float">
            <text:p>2052,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911.53" calcext:value-type="float">
            <text:p>1911,53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780.59" calcext:value-type="float">
            <text:p>1780,59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658.62" calcext:value-type="float">
            <text:p>1658,62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45.01" calcext:value-type="float">
            <text:p>1545,01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39.17" calcext:value-type="float">
            <text:p>1439,17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340.59" calcext:value-type="float">
            <text:p>1340,59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248.76" calcext:value-type="float">
            <text:p>1248,76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63.22" calcext:value-type="float">
            <text:p>1163,22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83.54" calcext:value-type="float">
            <text:p>1083,54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09.32" calcext:value-type="float">
            <text:p>1009,32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940.178" calcext:value-type="float">
            <text:p>940,178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875.776" calcext:value-type="float">
            <text:p>875,776</text:p>
          </table:table-cell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815.785" calcext:value-type="float">
            <text:p>815,785</text:p>
          </table:table-cell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759.904" calcext:value-type="float">
            <text:p>759,904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707.851" calcext:value-type="float">
            <text:p>707,851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59.363" calcext:value-type="float">
            <text:p>659,363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14.196" calcext:value-type="float">
            <text:p>614,196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72.124" calcext:value-type="float">
            <text:p>572,124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532.933" calcext:value-type="float">
            <text:p>532,933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496.428" calcext:value-type="float">
            <text:p>496,428</text:p>
          </table:table-cell>
          <table:table-cell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462.422" calcext:value-type="float">
            <text:p>462,422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430.746" calcext:value-type="float">
            <text:p>430,746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401.24" calcext:value-type="float">
            <text:p>401,24</text:p>
          </table:table-cell>
          <table:table-cell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73.755" calcext:value-type="float">
            <text:p>373,755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348.153" calcext:value-type="float">
            <text:p>348,153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324.305" calcext:value-type="float">
            <text:p>324,305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02.09" calcext:value-type="float">
            <text:p>302,09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81.397" calcext:value-type="float">
            <text:p>281,397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62.121" calcext:value-type="float">
            <text:p>262,121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44.166" calcext:value-type="float">
            <text:p>244,166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27.44" calcext:value-type="float">
            <text:p>227,44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11.861" calcext:value-type="float">
            <text:p>211,861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97.348" calcext:value-type="float">
            <text:p>197,348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83.83" calcext:value-type="float">
            <text:p>183,83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71.237" calcext:value-type="float">
            <text:p>171,237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59.508" calcext:value-type="float">
            <text:p>159,508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48.581" calcext:value-type="float">
            <text:p>148,581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38.404" calcext:value-type="float">
            <text:p>138,404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28.923" calcext:value-type="float">
            <text:p>128,923</text:p>
          </table:table-cell>
          <table:table-cell table:number-columns-repeated="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20.092" calcext:value-type="float">
            <text:p>120,092</text:p>
          </table:table-cell>
          <table:table-cell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11.865" calcext:value-type="float">
            <text:p>111,865</text:p>
          </table:table-cell>
          <table:table-cell table:number-columns-repeated="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04.203" calcext:value-type="float">
            <text:p>104,203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97.0648" calcext:value-type="float">
            <text:p>97,0648</text:p>
          </table:table-cell>
          <table:table-cell table:number-columns-repeated="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90.4158" calcext:value-type="float">
            <text:p>90,4158</text:p>
          </table:table-cell>
          <table:table-cell table:number-columns-repeated="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84.2223" calcext:value-type="float">
            <text:p>84,2223</text:p>
          </table:table-cell>
          <table:table-cell table:number-columns-repeated="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78.4531" calcext:value-type="float">
            <text:p>78,4531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73.0791" calcext:value-type="float">
            <text:p>73,0791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8.0732" calcext:value-type="float">
            <text:p>68,0732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3.4101" calcext:value-type="float">
            <text:p>63,4101</text:p>
          </table:table-cell>
          <table:table-cell table:number-columns-repeated="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59.0666" calcext:value-type="float">
            <text:p>59,0666</text:p>
          </table:table-cell>
          <table:table-cell table:number-columns-repeated="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55.0205" calcext:value-type="float">
            <text:p>55,0205</text:p>
          </table:table-cell>
          <table:table-cell table:number-columns-repeated="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51.2516" calcext:value-type="float">
            <text:p>51,2516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47.7409" calcext:value-type="float">
            <text:p>47,7409</text:p>
          </table:table-cell>
          <table:table-cell table:number-columns-repeated="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44.4706" calcext:value-type="float">
            <text:p>44,4706</text:p>
          </table:table-cell>
          <table:table-cell table:number-columns-repeated="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41.4244" calcext:value-type="float">
            <text:p>41,4244</text:p>
          </table:table-cell>
          <table:table-cell table:number-columns-repeated="2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38.5868" calcext:value-type="float">
            <text:p>38,5868</text:p>
          </table:table-cell>
          <table:table-cell table:number-columns-repeated="2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35.9436" calcext:value-type="float">
            <text:p>35,9436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33.4815" calcext:value-type="float">
            <text:p>33,4815</text:p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31.188" calcext:value-type="float">
            <text:p>31,188</text:p>
          </table:table-cell>
          <table:table-cell table:number-columns-repeated="2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9.0516" calcext:value-type="float">
            <text:p>29,0516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7.0616" calcext:value-type="float">
            <text:p>27,0616</text:p>
          </table:table-cell>
          <table:table-cell table:number-columns-repeated="2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25.2079" calcext:value-type="float">
            <text:p>25,2079</text:p>
          </table:table-cell>
          <table:table-cell table:number-columns-repeated="2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3.4811" calcext:value-type="float">
            <text:p>23,4811</text:p>
          </table:table-cell>
          <table:table-cell table:number-columns-repeated="2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1.8727" calcext:value-type="float">
            <text:p>21,8727</text:p>
          </table:table-cell>
          <table:table-cell table:number-columns-repeated="2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0.3744" calcext:value-type="float">
            <text:p>20,3744</text:p>
          </table:table-cell>
          <table:table-cell table:number-columns-repeated="2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18.9787" calcext:value-type="float">
            <text:p>18,9787</text:p>
          </table:table-cell>
          <table:table-cell table:number-columns-repeated="2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7.6787" calcext:value-type="float">
            <text:p>17,6787</text:p>
          </table:table-cell>
          <table:table-cell table:number-columns-repeated="2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16.4677" calcext:value-type="float">
            <text:p>16,4677</text:p>
          </table:table-cell>
          <table:table-cell table:number-columns-repeated="2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5.3397" calcext:value-type="float">
            <text:p>15,3397</text:p>
          </table:table-cell>
          <table:table-cell table:number-columns-repeated="2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4.2889" calcext:value-type="float">
            <text:p>14,2889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3.3101" calcext:value-type="float">
            <text:p>13,3101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12.3984" calcext:value-type="float">
            <text:p>12,3984</text:p>
          </table:table-cell>
          <table:table-cell table:number-columns-repeated="2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1.5491" calcext:value-type="float">
            <text:p>11,5491</text:p>
          </table:table-cell>
          <table:table-cell table:number-columns-repeated="2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10.758" calcext:value-type="float">
            <text:p>10,758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10.021" calcext:value-type="float">
            <text:p>10,021</text:p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9.33461" calcext:value-type="float">
            <text:p>9,33461</text:p>
          </table:table-cell>
          <table:table-cell table:number-columns-repeated="2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8.69519" calcext:value-type="float">
            <text:p>8,69519</text:p>
          </table:table-cell>
          <table:table-cell table:number-columns-repeated="2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8.09956" calcext:value-type="float">
            <text:p>8,09956</text:p>
          </table:table-cell>
          <table:table-cell table:number-columns-repeated="2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7.54474" calcext:value-type="float">
            <text:p>7,54474</text:p>
          </table:table-cell>
          <table:table-cell table:number-columns-repeated="2"/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7.02793" calcext:value-type="float">
            <text:p>7,02793</text:p>
          </table:table-cell>
          <table:table-cell table:number-columns-repeated="2"/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6.54652" calcext:value-type="float">
            <text:p>6,54652</text:p>
          </table:table-cell>
          <table:table-cell table:number-columns-repeated="2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6.09808" calcext:value-type="float">
            <text:p>6,09808</text:p>
          </table:table-cell>
          <table:table-cell table:number-columns-repeated="2"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float" office:value="5.68036" calcext:value-type="float">
            <text:p>5,68036</text:p>
          </table:table-cell>
          <table:table-cell table:number-columns-repeated="2"/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float" office:value="5.29126" calcext:value-type="float">
            <text:p>5,29126</text:p>
          </table:table-cell>
          <table:table-cell table:number-columns-repeated="2"/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4.92881" calcext:value-type="float">
            <text:p>4,92881</text:p>
          </table:table-cell>
          <table:table-cell table:number-columns-repeated="2"/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4.59118" calcext:value-type="float">
            <text:p>4,59118</text:p>
          </table:table-cell>
          <table:table-cell table:number-columns-repeated="2"/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float" office:value="4.27669" calcext:value-type="float">
            <text:p>4,27669</text:p>
          </table:table-cell>
          <table:table-cell table:number-columns-repeated="2"/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float" office:value="3.98373" calcext:value-type="float">
            <text:p>3,98373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3.71085" calcext:value-type="float">
            <text:p>3,71085</text:p>
          </table:table-cell>
          <table:table-cell table:number-columns-repeated="2"/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float" office:value="3.45665" calcext:value-type="float">
            <text:p>3,45665</text:p>
          </table:table-cell>
          <table:table-cell table:number-columns-repeated="2"/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float" office:value="3.21987" calcext:value-type="float">
            <text:p>3,21987</text:p>
          </table:table-cell>
          <table:table-cell table:number-columns-repeated="2"/>
        </table:table-row>
        <table:table-row table:style-name="ro1">
          <table:table-cell office:value-type="float" office:value="6972" calcext:value-type="float">
            <text:p>6972</text:p>
          </table:table-cell>
          <table:table-cell office:value-type="float" office:value="2.99931" calcext:value-type="float">
            <text:p>2,99931</text:p>
          </table:table-cell>
          <table:table-cell table:number-columns-repeated="2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2.79386" calcext:value-type="float">
            <text:p>2,79386</text:p>
          </table:table-cell>
          <table:table-cell table:number-columns-repeated="2"/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float" office:value="2.60248" calcext:value-type="float">
            <text:p>2,60248</text:p>
          </table:table-cell>
          <table:table-cell table:number-columns-repeated="2"/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2.42421" calcext:value-type="float">
            <text:p>2,42421</text:p>
          </table:table-cell>
          <table:table-cell table:number-columns-repeated="2"/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2.25815" calcext:value-type="float">
            <text:p>2,25815</text:p>
          </table:table-cell>
          <table:table-cell table:number-columns-repeated="2"/>
        </table:table-row>
        <table:table-row table:style-name="ro1">
          <table:table-cell office:value-type="float" office:value="7972" calcext:value-type="float">
            <text:p>7972</text:p>
          </table:table-cell>
          <table:table-cell office:value-type="float" office:value="2.10347" calcext:value-type="float">
            <text:p>2,10347</text:p>
          </table:table-cell>
          <table:table-cell table:number-columns-repeated="2"/>
        </table:table-row>
        <table:table-row table:style-name="ro1">
          <table:table-cell office:value-type="float" office:value="8172" calcext:value-type="float">
            <text:p>8172</text:p>
          </table:table-cell>
          <table:table-cell office:value-type="float" office:value="1.95938" calcext:value-type="float">
            <text:p>1,95938</text:p>
          </table:table-cell>
          <table:table-cell table:number-columns-repeated="2"/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float" office:value="1.82516" calcext:value-type="float">
            <text:p>1,82516</text:p>
          </table:table-cell>
          <table:table-cell table:number-columns-repeated="2"/>
        </table:table-row>
        <table:table-row table:style-name="ro1">
          <table:table-cell office:value-type="float" office:value="8572" calcext:value-type="float">
            <text:p>8572</text:p>
          </table:table-cell>
          <table:table-cell office:value-type="float" office:value="1.70014" calcext:value-type="float">
            <text:p>1,70014</text:p>
          </table:table-cell>
          <table:table-cell table:number-columns-repeated="2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1.58368" calcext:value-type="float">
            <text:p>1,58368</text:p>
          </table:table-cell>
          <table:table-cell table:number-columns-repeated="2"/>
        </table:table-row>
        <table:table-row table:style-name="ro1">
          <table:table-cell office:value-type="float" office:value="8972" calcext:value-type="float">
            <text:p>8972</text:p>
          </table:table-cell>
          <table:table-cell office:value-type="float" office:value="1.4752" calcext:value-type="float">
            <text:p>1,4752</text:p>
          </table:table-cell>
          <table:table-cell table:number-columns-repeated="2"/>
        </table:table-row>
        <table:table-row table:style-name="ro1">
          <table:table-cell office:value-type="float" office:value="9172" calcext:value-type="float">
            <text:p>9172</text:p>
          </table:table-cell>
          <table:table-cell office:value-type="float" office:value="1.37415" calcext:value-type="float">
            <text:p>1,37415</text:p>
          </table:table-cell>
          <table:table-cell table:number-columns-repeated="2"/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1.28002" calcext:value-type="float">
            <text:p>1,28002</text:p>
          </table:table-cell>
          <table:table-cell table:number-columns-repeated="2"/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1.19234" calcext:value-type="float">
            <text:p>1,19234</text:p>
          </table:table-cell>
          <table:table-cell table:number-columns-repeated="2"/>
        </table:table-row>
        <table:table-row table:style-name="ro1">
          <table:table-cell office:value-type="float" office:value="9772" calcext:value-type="float">
            <text:p>9772</text:p>
          </table:table-cell>
          <table:table-cell office:value-type="float" office:value="1.11066" calcext:value-type="float">
            <text:p>1,11066</text:p>
          </table:table-cell>
          <table:table-cell table:number-columns-repeated="2"/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float" office:value="1.03458" calcext:value-type="float">
            <text:p>1,03458</text:p>
          </table:table-cell>
          <table:table-cell table:number-columns-repeated="2"/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float" office:value="0.963712" calcext:value-type="float">
            <text:p>0,963712</text:p>
          </table:table-cell>
          <table:table-cell table:number-columns-repeated="2"/>
        </table:table-row>
        <table:table-row table:style-name="ro1">
          <table:table-cell office:value-type="float" office:value="10372" calcext:value-type="float">
            <text:p>10372</text:p>
          </table:table-cell>
          <table:table-cell office:value-type="float" office:value="0.897698" calcext:value-type="float">
            <text:p>0,897698</text:p>
          </table:table-cell>
          <table:table-cell table:number-columns-repeated="2"/>
        </table:table-row>
        <table:table-row table:style-name="ro1">
          <table:table-cell office:value-type="float" office:value="10572" calcext:value-type="float">
            <text:p>10572</text:p>
          </table:table-cell>
          <table:table-cell office:value-type="float" office:value="0.836206" calcext:value-type="float">
            <text:p>0,836206</text:p>
          </table:table-cell>
          <table:table-cell table:number-columns-repeated="2"/>
        </table:table-row>
        <table:table-row table:style-name="ro1">
          <table:table-cell office:value-type="float" office:value="10772" calcext:value-type="float">
            <text:p>10772</text:p>
          </table:table-cell>
          <table:table-cell office:value-type="float" office:value="0.778926" calcext:value-type="float">
            <text:p>0,778926</text:p>
          </table:table-cell>
          <table:table-cell table:number-columns-repeated="2"/>
        </table:table-row>
        <table:table-row table:style-name="ro1" table:number-rows-repeated="10297">
          <table:table-cell table:number-columns-repeated="4"/>
        </table:table-row>
        <table:table-row table:style-name="ro1">
          <table:table-cell table:number-columns-repeated="2"/>
          <table:table-cell office:value-type="float" office:value="10454" calcext:value-type="float">
            <text:p>104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9:54:47.8102186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2:00:52.297899816</meta:creation-date>
    <meta:generator>LibreOffice/6.0.7.3$Linux_X86_64 LibreOffice_project/00m0$Build-3</meta:generator>
    <dc:date>2019-06-03T20:00:40.055230050</dc:date>
    <meta:editing-duration>PT32M31S</meta:editing-duration>
    <meta:editing-cycles>8</meta:editing-cycles>
    <meta:document-statistic meta:table-count="1" meta:cell-count="3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title svg:x="3.876cm" svg:y="0.316cm" chart:style-name="ch2">
          <text:p>Evolución de la temperatura - MDG-a_21</text:p>
        </chart:title>
        <chart:plot-area chart:style-name="ch3" table:cell-range-address="Hoja1.B1:Hoja1.B157" chart:data-source-has-labels="row" svg:x="1.331cm" svg:y="1.275cm" svg:width="14.363cm" svg:height="6.569cm">
          <chartooo:coordinate-region svg:x="2.508cm" svg:y="1.396cm" svg:width="13.131cm" svg:height="5.446cm"/>
          <chart:axis chart:dimension="x" chart:name="primary-x" chart:style-name="ch4">
            <chart:title svg:x="7.476cm" svg:y="8.024cm" chart:style-name="ch5">
              <text:p>Evaluaciones</text:p>
            </chart:title>
          </chart:axis>
          <chart:axis chart:dimension="y" chart:name="primary-y" chart:style-name="ch4">
            <chart:title svg:x="0.451cm" svg:y="5.542cm" chart:style-name="ch6">
              <text:p>Temperatura</text:p>
            </chart:title>
            <chart:grid chart:style-name="ch7" chart:class="major"/>
          </chart:axis>
          <chart:series chart:style-name="ch8" chart:values-cell-range-address="Hoja1.B2:Hoja1.B157" chart:label-cell-address="Hoja1.B1:Hoja1.B1" chart:class="chart:line">
            <chart:data-point chart:repeated="1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Hoja1.B2:Hoja1.B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75">
                <text:p>46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384.6">
                <text:p>4338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12.8">
                <text:p>4041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644.5">
                <text:p>3764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65.8">
                <text:p>3506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663.8">
                <text:p>3266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26.4">
                <text:p>3042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342.2">
                <text:p>2834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00.7">
                <text:p>2640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92.3">
                <text:p>24592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907.7">
                <text:p>2290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38.5">
                <text:p>2133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76.8">
                <text:p>1987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15.3">
                <text:p>1851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47">
                <text:p>17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65.6">
                <text:p>16065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65.1">
                <text:p>1496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40">
                <text:p>139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85.1">
                <text:p>12985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95.6">
                <text:p>1209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95.3">
                <text:p>10495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6.33">
                <text:p>9776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06.65">
                <text:p>9106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82.84">
                <text:p>8482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01.77">
                <text:p>7901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60.5">
                <text:p>736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56.3">
                <text:p>6856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86.65">
                <text:p>6386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49.16">
                <text:p>5949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41.64">
                <text:p>5541.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62.04">
                <text:p>5162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8.44">
                <text:p>4808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79.06">
                <text:p>4479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72.25">
                <text:p>417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86.45">
                <text:p>3886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20.23">
                <text:p>3620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72.24">
                <text:p>3372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41.24">
                <text:p>3141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26.07">
                <text:p>2926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5.63">
                <text:p>2725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38.93">
                <text:p>2538.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65.01">
                <text:p>2365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3.01">
                <text:p>2203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2.1">
                <text:p>2052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11.53">
                <text:p>1911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0.59">
                <text:p>1780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8.62">
                <text:p>1658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5.01">
                <text:p>1545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9.17">
                <text:p>1439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0.59">
                <text:p>1340.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8.76">
                <text:p>1248.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3.22">
                <text:p>1163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3.54">
                <text:p>1083.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9.32">
                <text:p>1009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0.178">
                <text:p>940.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5.776">
                <text:p>875.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5.785">
                <text:p>815.7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9.904">
                <text:p>759.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7.851">
                <text:p>707.8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9.363">
                <text:p>659.3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4.196">
                <text:p>614.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2.124">
                <text:p>572.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.933">
                <text:p>532.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6.428">
                <text:p>496.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2.422">
                <text:p>462.4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0.746">
                <text:p>430.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1.24">
                <text:p>401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3.755">
                <text:p>373.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8.153">
                <text:p>348.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4.305">
                <text:p>324.3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2.09">
                <text:p>302.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1.397">
                <text:p>281.3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.121">
                <text:p>262.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.166">
                <text:p>244.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.44">
                <text:p>227.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.861">
                <text:p>211.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.348">
                <text:p>197.3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3.83">
                <text:p>183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1.237">
                <text:p>171.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9.508">
                <text:p>159.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.581">
                <text:p>148.5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.404">
                <text:p>138.4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8.923">
                <text:p>128.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.092">
                <text:p>120.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865">
                <text:p>111.8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.203">
                <text:p>104.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.0648">
                <text:p>97.0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4158">
                <text:p>90.4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.2223">
                <text:p>84.2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4531">
                <text:p>78.45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0791">
                <text:p>73.0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0732">
                <text:p>68.0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.4101">
                <text:p>63.4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0666">
                <text:p>59.0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.0205">
                <text:p>55.0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516">
                <text:p>51.25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7409">
                <text:p>47.7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.4706">
                <text:p>44.47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4244">
                <text:p>41.42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.5868">
                <text:p>38.58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.9436">
                <text:p>35.9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4815">
                <text:p>33.48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188">
                <text:p>31.1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0516">
                <text:p>29.05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0616">
                <text:p>27.06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2079">
                <text:p>25.20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811">
                <text:p>23.48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727">
                <text:p>21.8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3744">
                <text:p>20.37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9787">
                <text:p>18.97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6787">
                <text:p>17.67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4677">
                <text:p>16.46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3397">
                <text:p>15.3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2889">
                <text:p>14.28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3101">
                <text:p>13.31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3984">
                <text:p>12.39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5491">
                <text:p>11.54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758">
                <text:p>10.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021">
                <text:p>10.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33461">
                <text:p>9.334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69519">
                <text:p>8.695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09956">
                <text:p>8.099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54474">
                <text:p>7.544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02793">
                <text:p>7.027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4652">
                <text:p>6.54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09808">
                <text:p>6.098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68036">
                <text:p>5.68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9126">
                <text:p>5.291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2881">
                <text:p>4.928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59118">
                <text:p>4.59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27669">
                <text:p>4.27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98373">
                <text:p>3.98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71085">
                <text:p>3.710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5665">
                <text:p>3.456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1987">
                <text:p>3.219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99931">
                <text:p>2.999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9386">
                <text:p>2.793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0248">
                <text:p>2.602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2421">
                <text:p>2.42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5815">
                <text:p>2.25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0347">
                <text:p>2.103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5938">
                <text:p>1.959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2516">
                <text:p>1.825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0014">
                <text:p>1.700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8368">
                <text:p>1.583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52">
                <text:p>1.47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7415">
                <text:p>1.374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8002">
                <text:p>1.280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9234">
                <text:p>1.19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1066">
                <text:p>1.110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3458">
                <text:p>1.034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3712">
                <text:p>0.963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97698">
                <text:p>0.8976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36206">
                <text:p>0.836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title svg:x="1.852cm" svg:y="0.316cm" chart:style-name="ch2">
          <text:p>Evolución de la temperatura - MDG-a_21 - escala logarítmica</text:p>
        </chart:title>
        <chart:plot-area chart:style-name="ch3" table:cell-range-address="Hoja1.B1:Hoja1.B157" chart:data-source-has-labels="row" svg:x="1.331cm" svg:y="1.275cm" svg:width="14.363cm" svg:height="6.569cm">
          <chartooo:coordinate-region svg:x="2.058cm" svg:y="1.396cm" svg:width="12.948cm" svg:height="5.446cm"/>
          <chart:axis chart:dimension="x" chart:name="primary-x" chart:style-name="ch4">
            <chart:title svg:x="7.476cm" svg:y="8.024cm" chart:style-name="ch5">
              <text:p>Evaluaciones</text:p>
            </chart:title>
          </chart:axis>
          <chart:axis chart:dimension="y" chart:name="primary-y" chart:style-name="ch6">
            <chart:title svg:x="0.451cm" svg:y="5.542cm" chart:style-name="ch7">
              <text:p>Temperatura</text:p>
            </chart:title>
            <chart:grid chart:style-name="ch8" chart:class="major"/>
          </chart:axis>
          <chart:series chart:style-name="ch9" chart:values-cell-range-address="Hoja1.B2:Hoja1.B157" chart:label-cell-address="Hoja1.B1:Hoja1.B1" chart:class="chart:line">
            <chart:data-point chart:repeated="1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Hoja1.B2:Hoja1.B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575">
                <text:p>46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384.6">
                <text:p>4338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12.8">
                <text:p>4041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644.5">
                <text:p>3764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65.8">
                <text:p>3506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663.8">
                <text:p>3266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26.4">
                <text:p>3042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342.2">
                <text:p>2834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00.7">
                <text:p>2640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592.3">
                <text:p>24592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907.7">
                <text:p>2290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338.5">
                <text:p>21338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876.8">
                <text:p>1987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15.3">
                <text:p>1851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247">
                <text:p>17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65.6">
                <text:p>16065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65.1">
                <text:p>14965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40">
                <text:p>139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85.1">
                <text:p>12985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95.6">
                <text:p>1209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95.3">
                <text:p>10495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6.33">
                <text:p>9776.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06.65">
                <text:p>9106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82.84">
                <text:p>8482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01.77">
                <text:p>7901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60.5">
                <text:p>736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56.3">
                <text:p>6856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86.65">
                <text:p>6386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49.16">
                <text:p>5949.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41.64">
                <text:p>5541.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62.04">
                <text:p>5162.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8.44">
                <text:p>4808.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79.06">
                <text:p>4479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72.25">
                <text:p>417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86.45">
                <text:p>3886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20.23">
                <text:p>3620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72.24">
                <text:p>3372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41.24">
                <text:p>3141.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26.07">
                <text:p>2926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25.63">
                <text:p>2725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38.93">
                <text:p>2538.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65.01">
                <text:p>2365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3.01">
                <text:p>2203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52.1">
                <text:p>2052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11.53">
                <text:p>1911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0.59">
                <text:p>1780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58.62">
                <text:p>1658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45.01">
                <text:p>1545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9.17">
                <text:p>1439.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40.59">
                <text:p>1340.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8.76">
                <text:p>1248.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63.22">
                <text:p>1163.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3.54">
                <text:p>1083.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9.32">
                <text:p>1009.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40.178">
                <text:p>940.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5.776">
                <text:p>875.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5.785">
                <text:p>815.7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9.904">
                <text:p>759.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7.851">
                <text:p>707.8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9.363">
                <text:p>659.3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4.196">
                <text:p>614.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2.124">
                <text:p>572.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.933">
                <text:p>532.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6.428">
                <text:p>496.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2.422">
                <text:p>462.4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0.746">
                <text:p>430.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1.24">
                <text:p>401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3.755">
                <text:p>373.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8.153">
                <text:p>348.1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4.305">
                <text:p>324.3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2.09">
                <text:p>302.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1.397">
                <text:p>281.3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.121">
                <text:p>262.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.166">
                <text:p>244.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.44">
                <text:p>227.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.861">
                <text:p>211.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.348">
                <text:p>197.3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3.83">
                <text:p>183.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1.237">
                <text:p>171.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9.508">
                <text:p>159.5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8.581">
                <text:p>148.5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.404">
                <text:p>138.4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8.923">
                <text:p>128.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.092">
                <text:p>120.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.865">
                <text:p>111.8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4.203">
                <text:p>104.2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.0648">
                <text:p>97.0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.4158">
                <text:p>90.41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.2223">
                <text:p>84.2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4531">
                <text:p>78.45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0791">
                <text:p>73.0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.0732">
                <text:p>68.07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.4101">
                <text:p>63.4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0666">
                <text:p>59.06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5.0205">
                <text:p>55.02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516">
                <text:p>51.25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.7409">
                <text:p>47.7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.4706">
                <text:p>44.47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.4244">
                <text:p>41.42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.5868">
                <text:p>38.58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.9436">
                <text:p>35.9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.4815">
                <text:p>33.48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188">
                <text:p>31.1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0516">
                <text:p>29.05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0616">
                <text:p>27.06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.2079">
                <text:p>25.20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4811">
                <text:p>23.48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727">
                <text:p>21.8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3744">
                <text:p>20.37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9787">
                <text:p>18.97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6787">
                <text:p>17.67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4677">
                <text:p>16.46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.3397">
                <text:p>15.33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2889">
                <text:p>14.28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3101">
                <text:p>13.31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3984">
                <text:p>12.39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5491">
                <text:p>11.54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758">
                <text:p>10.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021">
                <text:p>10.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33461">
                <text:p>9.334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69519">
                <text:p>8.695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09956">
                <text:p>8.099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54474">
                <text:p>7.544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02793">
                <text:p>7.027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54652">
                <text:p>6.546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09808">
                <text:p>6.098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68036">
                <text:p>5.68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29126">
                <text:p>5.291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2881">
                <text:p>4.928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59118">
                <text:p>4.591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27669">
                <text:p>4.27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98373">
                <text:p>3.98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71085">
                <text:p>3.710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5665">
                <text:p>3.456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1987">
                <text:p>3.219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99931">
                <text:p>2.999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9386">
                <text:p>2.793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60248">
                <text:p>2.602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42421">
                <text:p>2.42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5815">
                <text:p>2.25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0347">
                <text:p>2.103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95938">
                <text:p>1.959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82516">
                <text:p>1.825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0014">
                <text:p>1.700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8368">
                <text:p>1.583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52">
                <text:p>1.47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7415">
                <text:p>1.374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8002">
                <text:p>1.280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19234">
                <text:p>1.19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11066">
                <text:p>1.110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3458">
                <text:p>1.034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63712">
                <text:p>0.963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97698">
                <text:p>0.8976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836206">
                <text:p>0.8362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